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none" svg:stroke-color="#000000" draw:fill="none" draw:fill-color="#ffffff" fo:min-height="1.111cm"/>
    </style:style>
    <style:style style:name="gr6" style:family="graphic" style:parent-style-name="standard">
      <style:graphic-properties draw:stroke="none" svg:stroke-color="#000000" draw:fill="none" draw:fill-color="#ffffff" fo:min-height="0.551cm"/>
    </style:style>
    <style:style style:name="gr7" style:family="graphic" style:parent-style-name="standard">
      <style:graphic-properties draw:stroke="none" svg:stroke-color="#000000" draw:fill="none" draw:fill-color="#ffffff" fo:min-height="0.57cm"/>
    </style:style>
    <style:style style:name="gr8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>
      <style:text-properties style:font-name="Tlwg Typo1"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style:font-name="Tlwg Typo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lwg Typo1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lwg Typo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lwg Typo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6cm" svg:y1="1.1cm" svg:x2="8.6cm" svg:y2="21.1cm">
          <text:p/>
        </draw:line>
        <draw:line draw:style-name="gr1" draw:text-style-name="P1" draw:layer="layout" svg:x1="14cm" svg:y1="1.1cm" svg:x2="14cm" svg:y2="21.1cm">
          <text:p/>
        </draw:line>
        <draw:line draw:style-name="gr1" draw:text-style-name="P1" draw:layer="layout" svg:x1="14.2cm" svg:y1="1.1cm" svg:x2="14.2cm" svg:y2="21.1cm">
          <text:p/>
        </draw:line>
        <draw:line draw:style-name="gr1" draw:text-style-name="P1" draw:layer="layout" svg:x1="14.4cm" svg:y1="1.1cm" svg:x2="14.4cm" svg:y2="21.1cm">
          <text:p/>
        </draw:line>
        <draw:line draw:style-name="gr1" draw:text-style-name="P1" draw:layer="layout" svg:x1="14.6cm" svg:y1="1.1cm" svg:x2="14.6cm" svg:y2="21.1cm">
          <text:p/>
        </draw:line>
        <draw:line draw:style-name="gr2" draw:text-style-name="P1" draw:layer="layout" svg:x1="8.6cm" svg:y1="5.5cm" svg:x2="14cm" svg:y2="7.5cm">
          <text:p/>
        </draw:line>
        <draw:line draw:style-name="gr2" draw:text-style-name="P1" draw:layer="layout" svg:x1="8.6cm" svg:y1="5.6cm" svg:x2="14cm" svg:y2="7.6cm">
          <text:p/>
        </draw:line>
        <draw:line draw:style-name="gr2" draw:text-style-name="P1" draw:layer="layout" svg:x1="8.6cm" svg:y1="5.7cm" svg:x2="14cm" svg:y2="7.7cm">
          <text:p/>
        </draw:line>
        <draw:line draw:style-name="gr2" draw:text-style-name="P1" draw:layer="layout" svg:x1="13.9cm" svg:y1="9cm" svg:x2="8.7cm" svg:y2="10.7cm">
          <text:p/>
        </draw:line>
        <draw:line draw:style-name="gr2" draw:text-style-name="P1" draw:layer="layout" svg:x1="13.9cm" svg:y1="9.101cm" svg:x2="8.7cm" svg:y2="10.801cm">
          <text:p/>
        </draw:line>
        <draw:line draw:style-name="gr2" draw:text-style-name="P1" draw:layer="layout" svg:x1="13.9cm" svg:y1="9.201cm" svg:x2="8.7cm" svg:y2="10.901cm">
          <text:p/>
        </draw:line>
        <draw:frame draw:style-name="gr3" draw:text-style-name="P2" draw:layer="layout" svg:width="2.9cm" svg:height="0.962cm" svg:x="7.4cm" svg:y="0.138cm">
          <draw:text-box>
            <text:p><text:span text:style-name="T1">Leader</text:span></text:p>
          </draw:text-box>
        </draw:frame>
        <draw:frame draw:style-name="gr3" draw:text-style-name="P2" draw:layer="layout" svg:width="3.4cm" svg:height="0.962cm" svg:x="12.9cm" svg:y="0.1cm">
          <draw:text-box>
            <text:p><text:span text:style-name="T1">Followers</text:span></text:p>
          </draw:text-box>
        </draw:frame>
        <draw:frame draw:style-name="gr4" draw:text-style-name="P3" draw:layer="layout" svg:width="2.6cm" svg:height="0.806cm" svg:x="5.4cm" svg:y="1.194cm">
          <draw:text-box>
            <text:p><text:span text:style-name="T2">ACTIVE</text:span></text:p>
          </draw:text-box>
        </draw:frame>
        <draw:frame draw:style-name="gr4" draw:text-style-name="P3" draw:layer="layout" svg:width="3.2cm" svg:height="0.806cm" svg:x="5.2cm" svg:y="3.7cm">
          <draw:text-box>
            <text:p><text:span text:style-name="T2">UPDATING</text:span></text:p>
          </draw:text-box>
        </draw:frame>
        <draw:frame draw:style-name="gr4" draw:text-style-name="P3" draw:layer="layout" svg:width="5.2cm" svg:height="0.806cm" svg:x="0.2cm" svg:y="3.694cm">
          <draw:text-box>
            <text:p><text:span text:style-name="T2">UPDATING_PREV</text:span></text:p>
          </draw:text-box>
        </draw:frame>
        <draw:frame draw:style-name="gr4" draw:text-style-name="P3" draw:layer="layout" svg:width="3.2cm" svg:height="0.806cm" svg:x="14.8cm" svg:y="8.2cm">
          <draw:text-box>
            <text:p><text:span text:style-name="T2">UPDATING</text:span></text:p>
          </draw:text-box>
        </draw:frame>
        <draw:frame draw:style-name="gr5" draw:text-style-name="P3" draw:layer="layout" svg:width="4.9cm" svg:height="1.361cm" svg:x="3.9cm" svg:y="11.239cm">
          <draw:text-box>
            <text:p><text:span text:style-name="T2">WRITING / WRITING_PREV</text:span></text:p>
          </draw:text-box>
        </draw:frame>
        <draw:frame draw:style-name="gr4" draw:text-style-name="P3" draw:layer="layout" svg:width="4.2cm" svg:height="0.806cm" svg:x="0.6cm" svg:y="1.2cm">
          <draw:text-box>
            <text:p><text:span text:style-name="T2">RECOVERING</text:span></text:p>
          </draw:text-box>
        </draw:frame>
        <draw:frame draw:style-name="gr4" draw:text-style-name="P3" draw:layer="layout" svg:width="3.2cm" svg:height="0.806cm" svg:x="4.1cm" svg:y="13.694cm">
          <draw:text-box>
            <text:p><text:span text:style-name="T2">REFRESH</text:span></text:p>
          </draw:text-box>
        </draw:frame>
        <draw:frame draw:style-name="gr4" draw:text-style-name="P3" draw:layer="layout" svg:width="3.2cm" svg:height="0.806cm" svg:x="4.3cm" svg:y="15.794cm">
          <draw:text-box>
            <text:p><text:span text:style-name="T2">ACTIVE</text:span></text:p>
          </draw:text-box>
        </draw:frame>
        <draw:frame draw:style-name="gr4" draw:text-style-name="P3" draw:layer="layout" svg:width="3.2cm" svg:height="0.806cm" svg:x="14.9cm" svg:y="16.6cm">
          <draw:text-box>
            <text:p><text:span text:style-name="T2">ACTIVE</text:span></text:p>
          </draw:text-box>
        </draw:frame>
        <draw:line draw:style-name="gr2" draw:text-style-name="P1" draw:layer="layout" svg:x1="8.6cm" svg:y1="11.6cm" svg:x2="14cm" svg:y2="13.6cm">
          <text:p/>
        </draw:line>
        <draw:line draw:style-name="gr2" draw:text-style-name="P1" draw:layer="layout" svg:x1="8.6cm" svg:y1="11.7cm" svg:x2="14cm" svg:y2="13.7cm">
          <text:p/>
        </draw:line>
        <draw:line draw:style-name="gr2" draw:text-style-name="P1" draw:layer="layout" svg:x1="8.6cm" svg:y1="11.8cm" svg:x2="14cm" svg:y2="13.8cm">
          <text:p/>
        </draw:line>
        <draw:line draw:style-name="gr2" draw:text-style-name="P1" draw:layer="layout" svg:x1="8.6cm" svg:y1="14.6cm" svg:x2="14cm" svg:y2="16.6cm">
          <text:p/>
        </draw:line>
        <draw:line draw:style-name="gr2" draw:text-style-name="P1" draw:layer="layout" svg:x1="8.6cm" svg:y1="14.7cm" svg:x2="14cm" svg:y2="16.7cm">
          <text:p/>
        </draw:line>
        <draw:line draw:style-name="gr2" draw:text-style-name="P1" draw:layer="layout" svg:x1="8.6cm" svg:y1="14.8cm" svg:x2="14cm" svg:y2="16.8cm">
          <text:p/>
        </draw:line>
        <draw:line draw:style-name="gr2" draw:text-style-name="P1" draw:layer="layout" svg:x1="13.9cm" svg:y1="17.202cm" svg:x2="8.7cm" svg:y2="18.902cm">
          <text:p/>
        </draw:line>
        <draw:line draw:style-name="gr2" draw:text-style-name="P1" draw:layer="layout" svg:x1="13.9cm" svg:y1="17.303cm" svg:x2="8.7cm" svg:y2="19.003cm">
          <text:p/>
        </draw:line>
        <draw:line draw:style-name="gr2" draw:text-style-name="P1" draw:layer="layout" svg:x1="13.9cm" svg:y1="17.403cm" svg:x2="8.7cm" svg:y2="19.103cm">
          <text:p/>
        </draw:line>
        <draw:frame draw:style-name="gr6" draw:text-style-name="P4" draw:layer="layout" svg:width="3.2cm" svg:height="0.801cm" draw:transform="rotate (-0.358490628359635) translate (10.336cm 5.156cm)">
          <draw:text-box>
            <text:p><text:span text:style-name="T3">OP_BEGIN</text:span></text:p>
          </draw:text-box>
        </draw:frame>
        <draw:frame draw:style-name="gr6" draw:text-style-name="P4" draw:layer="layout" svg:width="3.2cm" svg:height="0.801cm" draw:transform="rotate (0.326725635973338) translate (9.793cm 9.511cm)">
          <draw:text-box>
            <text:p><text:span text:style-name="T3">OP_ACCEPT</text:span></text:p>
          </draw:text-box>
        </draw:frame>
        <draw:line draw:style-name="gr2" draw:text-style-name="P1" draw:layer="layout" svg:x1="2.6cm" svg:y1="1.9cm" svg:x2="2.6cm" svg:y2="3.8cm">
          <text:p/>
        </draw:line>
        <draw:line draw:style-name="gr2" draw:text-style-name="P1" draw:layer="layout" svg:x1="6.5cm" svg:y1="1.8cm" svg:x2="6.5cm" svg:y2="3.8cm">
          <text:p/>
        </draw:line>
        <draw:frame draw:style-name="gr6" draw:text-style-name="P4" draw:layer="layout" svg:width="3.2cm" svg:height="0.801cm" draw:transform="rotate (-0.375769387954379) translate (10.279cm 11.219cm)">
          <draw:text-box>
            <text:p><text:span text:style-name="T3">OP_COMMIT</text:span></text:p>
          </draw:text-box>
        </draw:frame>
        <draw:frame draw:style-name="gr6" draw:text-style-name="P4" draw:layer="layout" svg:width="3.2cm" svg:height="0.801cm" draw:transform="rotate (-0.35377823937925) translate (10.04cm 14.249cm)">
          <draw:text-box>
            <text:p><text:span text:style-name="T3">OP_LEASE</text:span></text:p>
          </draw:text-box>
        </draw:frame>
        <draw:frame draw:style-name="gr7" draw:text-style-name="P4" draw:layer="layout" svg:width="4.28cm" svg:height="0.82cm" draw:transform="rotate (0.313112067807783) translate (8.932cm 17.875cm)">
          <draw:text-box>
            <text:p><text:span text:style-name="T3">OP_LEASE_ACK</text:span></text:p>
          </draw:text-box>
        </draw:frame>
        <draw:frame draw:style-name="gr8" draw:text-style-name="P5" draw:layer="layout" svg:width="2.3cm" svg:height="0.721cm" svg:x="6.1cm" svg:y="4.979cm">
          <draw:text-box>
            <text:p><text:span text:style-name="T4">begin()</text:span></text:p>
          </draw:text-box>
        </draw:frame>
        <draw:frame draw:style-name="gr7" draw:text-style-name="P5" draw:layer="layout" svg:width="4.1cm" svg:height="0.82cm" svg:x="14.6cm" svg:y="7.48cm">
          <draw:text-box>
            <text:p><text:span text:style-name="T4">handle_begin()</text:span></text:p>
          </draw:text-box>
        </draw:frame>
        <draw:frame draw:style-name="gr8" draw:text-style-name="P5" draw:layer="layout" svg:width="4.3cm" svg:height="0.721cm" svg:x="0.6cm" svg:y="2.079cm">
          <draw:text-box>
            <text:p><text:span text:style-name="T4">handle_last()</text:span></text:p>
          </draw:text-box>
        </draw:frame>
        <draw:frame draw:style-name="gr8" draw:text-style-name="P5" draw:layer="layout" svg:width="2.8cm" svg:height="0.721cm" svg:x="5.4cm" svg:y="2.1cm">
          <draw:text-box>
            <text:p><text:span text:style-name="T4">propose()</text:span></text:p>
          </draw:text-box>
        </draw:frame>
        <draw:frame draw:style-name="gr8" draw:text-style-name="P5" draw:layer="layout" svg:width="4.4cm" svg:height="0.721cm" svg:x="4.1cm" svg:y="10.4cm">
          <draw:text-box>
            <text:p><text:span text:style-name="T4">handle_accept()</text:span></text:p>
          </draw:text-box>
        </draw:frame>
        <draw:line draw:style-name="gr2" draw:text-style-name="P1" draw:layer="layout" svg:x1="5.5cm" svg:y1="12.4cm" svg:x2="5.5cm" svg:y2="13.8cm">
          <text:p/>
        </draw:line>
        <draw:line draw:style-name="gr2" draw:text-style-name="P1" draw:layer="layout" svg:x1="5.5cm" svg:y1="14.4cm" svg:x2="5.5cm" svg:y2="15.8cm">
          <text:p/>
        </draw:line>
        <draw:frame draw:style-name="gr8" draw:text-style-name="P5" draw:layer="layout" svg:width="4.4cm" svg:height="0.721cm" svg:x="14.6cm" svg:y="13.801cm">
          <draw:text-box>
            <text:p><text:span text:style-name="T4">handle_commit()</text:span></text:p>
          </draw:text-box>
        </draw:frame>
        <draw:frame draw:style-name="gr8" draw:text-style-name="P5" draw:layer="layout" svg:width="4.4cm" svg:height="0.721cm" svg:x="14.7cm" svg:y="15cm">
          <draw:text-box>
            <text:p><text:span text:style-name="T4">do_refresh()</text:span></text:p>
          </draw:text-box>
        </draw:frame>
        <draw:frame draw:style-name="gr8" draw:text-style-name="P5" draw:layer="layout" svg:width="4.4cm" svg:height="0.721cm" svg:x="3.9cm" svg:y="14.479cm">
          <draw:text-box>
            <text:p><text:span text:style-name="T4">do_refresh()</text:span></text:p>
          </draw:text-box>
        </draw:frame>
        <draw:frame draw:style-name="gr8" draw:text-style-name="P5" draw:layer="layout" svg:width="2.6cm" svg:height="0.721cm" svg:x="4.3cm" svg:y="12.579cm">
          <draw:text-box>
            <text:p><text:span text:style-name="T4">&lt;</text:span><text:span text:style-name="T5">COMMIT</text:span><text:span text:style-name="T4">&gt;</text:span></text:p>
          </draw:text-box>
        </draw:frame>
        <draw:frame draw:style-name="gr8" draw:text-style-name="P5" draw:layer="layout" svg:width="2.6cm" svg:height="0.721cm" svg:x="14.8cm" svg:y="14.4cm">
          <draw:text-box>
            <text:p><text:span text:style-name="T4">&lt;</text:span><text:span text:style-name="T5">COMMIT</text:span><text:span text:style-name="T4">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 Typo1" svg:font-family="'Tlwg Typo'" style:font-pitch="fixed"/>
    <style:font-face style:name="Liberation Sans1" svg:font-family="'Liberation Sans'" style:font-pitch="variable"/>
    <style:font-face style:name="Tlwg Typo" svg:font-family="'Tlwg Typ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5-03-26T18:05:40.281708849</meta:creation-date>
    <dc:date>2015-03-27T08:30:42.675026690</dc:date>
    <dc:creator>paolo </dc:creator>
    <meta:editing-duration>PT17M3S</meta:editing-duration>
    <meta:editing-cycles>3</meta:editing-cycles>
    <meta:generator>LibreOffice/4.3.3.2$Linux_X86_64 LibreOffice_project/430m0$Build-2</meta:generator>
    <meta:document-statistic meta:object-count="50"/>
  </office:meta>
</office:document-meta>
</file>